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Sorted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Sorted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SortedMap.LazySortedMap( SortedMap map , Transform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LazySortedMap( SortedMap map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decorate( SortedMap map , Transform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Sorted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SortedMap.decorate( SortedMap map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